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>
      <style:text-properties fo:font-style="italic" style:font-style-asian="italic" style:font-style-complex="italic"/>
    </style:style>
    <style:style style:name="T4_32" style:family="text">
      <style:text-properties fo:font-style="italic" style:font-style-asian="italic" style:font-style-complex="italic"/>
    </style:style>
    <style:style style:name="T4_33" style:family="text">
      <style:text-properties fo:font-style="italic" style:font-style-asian="italic" style:font-style-complex="italic"/>
    </style:style>
    <style:style style:name="T4_34" style:family="text">
      <style:text-properties fo:font-style="italic" style:font-style-asian="italic" style:font-style-complex="italic"/>
    </style:style>
    <style:style style:name="T4_35" style:family="text">
      <style:text-properties fo:font-style="italic" style:font-style-asian="italic" style:font-style-complex="italic"/>
    </style:style>
    <style:style style:name="T4_36" style:family="text">
      <style:text-properties fo:font-style="italic" style:font-style-asian="italic" style:font-style-complex="italic"/>
    </style:style>
    <style:style style:name="T4_37" style:family="text">
      <style:text-properties fo:font-style="italic" style:font-style-asian="italic" style:font-style-complex="italic"/>
    </style:style>
    <style:style style:name="T4_38" style:family="text">
      <style:text-properties fo:font-style="italic" style:font-style-asian="italic" style:font-style-complex="italic"/>
    </style:style>
    <style:style style:name="T4_39" style:family="text">
      <style:text-properties fo:font-style="italic" style:font-style-asian="italic" style:font-style-complex="italic"/>
    </style:style>
    <style:style style:name="T4_40" style:family="text">
      <style:text-properties fo:font-style="italic" style:font-style-asian="italic" style:font-style-complex="italic"/>
    </style:style>
    <style:style style:name="T4_41" style:family="text">
      <style:text-properties fo:font-style="italic" style:font-style-asian="italic" style:font-style-complex="italic"/>
    </style:style>
    <style:style style:name="T4_42" style:family="text">
      <style:text-properties fo:font-style="italic" style:font-style-asian="italic" style:font-style-complex="italic"/>
    </style:style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P5" style:family="paragraph" style:parent-style-name="Standard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>
      <style:text-properties fo:font-style="italic" style:font-style-asian="italic" style:font-style-complex="italic"/>
    </style:style>
    <style:style style:name="T5_40" style:family="text">
      <style:text-properties fo:font-style="italic" style:font-style-asian="italic" style:font-style-complex="italic"/>
    </style:style>
    <style:style style:name="T5_41" style:family="text">
      <style:text-properties fo:font-style="italic" style:font-style-asian="italic" style:font-style-complex="italic"/>
    </style:style>
    <style:style style:name="T5_42" style:family="text">
      <style:text-properties fo:font-style="italic" style:font-style-asian="italic" style:font-style-complex="italic"/>
    </style:style>
    <style:style style:name="T5_43" style:family="text">
      <style:text-properties fo:font-style="italic" style:font-style-asian="italic" style:font-style-complex="italic"/>
    </style:style>
    <style:style style:name="T5_44" style:family="text">
      <style:text-properties fo:font-style="italic" style:font-style-asian="italic" style:font-style-complex="italic"/>
    </style:style>
    <style:style style:name="T5_45" style:family="text">
      <style:text-properties fo:font-style="italic" style:font-style-asian="italic" style:font-style-complex="italic"/>
    </style:style>
    <style:style style:name="T5_46" style:family="text">
      <style:text-properties fo:font-style="italic" style:font-style-asian="italic" style:font-style-complex="italic"/>
    </style:style>
    <style:style style:name="T5_47" style:family="text">
      <style:text-properties fo:font-style="italic" style:font-style-asian="italic" style:font-style-complex="italic"/>
    </style:style>
    <style:style style:name="T5_48" style:family="text">
      <style:text-properties fo:font-style="italic" style:font-style-asian="italic" style:font-style-complex="italic"/>
    </style:style>
    <style:style style:name="T5_49" style:family="text">
      <style:text-properties fo:font-style="italic" style:font-style-asian="italic" style:font-style-complex="italic"/>
    </style:style>
    <style:style style:name="T5_50" style:family="text">
      <style:text-properties fo:font-style="italic" style:font-style-asian="italic" style:font-style-complex="italic"/>
    </style:style>
    <style:style style:name="T5_51" style:family="text">
      <style:text-properties fo:font-style="italic" style:font-style-asian="italic" style:font-style-complex="italic"/>
    </style:style>
    <style:style style:name="T5_52" style:family="text">
      <style:text-properties fo:font-style="italic" style:font-style-asian="italic" style:font-style-complex="italic"/>
    </style:style>
    <style:style style:name="T5_53" style:family="text">
      <style:text-properties fo:font-style="italic" style:font-style-asian="italic" style:font-style-complex="italic"/>
    </style:style>
    <style:style style:name="T5_54" style:family="text">
      <style:text-properties fo:font-style="italic" style:font-style-asian="italic" style:font-style-complex="italic"/>
    </style:style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P6" style:family="paragraph" style:parent-style-name="Standard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P8" style:family="paragraph" style:parent-style-name="Standard">
      <style:paragraph-properties fo:break-before="auto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P9" style:family="paragraph" style:parent-style-name="Standard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P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P13" style:family="paragraph" style:parent-style-name="Standard">
      <style:paragraph-properties fo:break-before="auto" style:writing-mode="lr-tb"/>
    </style:style>
    <style:style style:name="P14" style:family="paragraph" style:parent-style-name="Standard">
      <style:paragraph-properties fo:break-before="auto" style:writing-mode="lr-tb"/>
    </style:style>
    <style:style style:name="P15" style:family="paragraph" style:parent-style-name="Standard">
      <style:paragraph-properties fo:break-before="auto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P16" style:family="paragraph" style:parent-style-name="Standard">
      <style:paragraph-properties fo:break-before="auto" style:writing-mode="lr-tb"/>
    </style:style>
    <style:style style:name="P17" style:family="paragraph" style:parent-style-name="Standard">
      <style:paragraph-properties fo:break-before="auto" style:writing-mode="lr-tb"/>
    </style:style>
  </office:automatic-styles>
  <office:body>
    <office:text>
      <text:p text:style-name="P1"><text:span text:style-name="T1_1">Automaton</text:span><text:span text:style-name="T1_2"><text:s/></text:span><text:span text:style-name="T1_3">minimization</text:span></text:p>
      <text:p text:style-name="P2"/>
      <text:p text:style-name="P3"><text:span text:style-name="T3_1">A</text:span><text:span text:style-name="T3_2"><text:s/></text:span><text:span text:style-name="T3_3">set</text:span><text:span text:style-name="T3_4"><text:s/></text:span><text:span text:style-name="T3_5">of</text:span><text:span text:style-name="T3_6"><text:s/></text:span><text:span text:style-name="T3_7">words</text:span><text:span text:style-name="T3_8"><text:s/></text:span><text:span text:style-name="T3_9">that</text:span><text:span text:style-name="T3_10"><text:s/></text:span><text:span text:style-name="T3_11">are</text:span><text:span text:style-name="T3_12"><text:s/></text:span><text:span text:style-name="T3_13">recognized</text:span><text:span text:style-name="T3_14"><text:s/></text:span><text:span text:style-name="T3_15">by</text:span><text:span text:style-name="T3_16"><text:s/></text:span><text:span text:style-name="T3_17">a</text:span><text:span text:style-name="T3_18"><text:s/></text:span><text:span text:style-name="T3_19">certain</text:span><text:span text:style-name="T3_20"><text:s/></text:span><text:span text:style-name="T3_21">regular</text:span><text:span text:style-name="T3_22"><text:s/></text:span><text:span text:style-name="T3_23">expression</text:span><text:span text:style-name="T3_24"><text:s/></text:span><text:span text:style-name="T3_25">are</text:span><text:span text:style-name="T3_26"><text:s/></text:span><text:span text:style-name="T3_27">also</text:span><text:span text:style-name="T3_28"><text:s/></text:span><text:span text:style-name="T3_29">recognized</text:span><text:span text:style-name="T3_30"><text:s/></text:span><text:span text:style-name="T3_31">by</text:span><text:span text:style-name="T3_32"><text:s/></text:span><text:span text:style-name="T3_33">a</text:span><text:span text:style-name="T3_34"><text:s/></text:span><text:span text:style-name="T3_35">group</text:span><text:span text:style-name="T3_36"><text:s/></text:span><text:span text:style-name="T3_37">of</text:span><text:span text:style-name="T3_38"><text:s/></text:span><text:span text:style-name="T3_39">automata</text:span><text:span text:style-name="T3_40">.<text:s/></text:span><text:span text:style-name="T3_41">These</text:span><text:span text:style-name="T3_42"><text:s/></text:span><text:span text:style-name="T3_43">automata</text:span><text:span text:style-name="T3_44"><text:s/></text:span><text:span text:style-name="T3_45">might</text:span><text:span text:style-name="T3_46"><text:s/></text:span><text:span text:style-name="T3_47">have</text:span><text:span text:style-name="T3_48"><text:s/></text:span><text:span text:style-name="T3_49">different</text:span><text:span text:style-name="T3_50"><text:s/></text:span><text:span text:style-name="T3_51">state</text:span><text:span text:style-name="T3_52"><text:s/></text:span><text:span text:style-name="T3_53">names</text:span><text:span text:style-name="T3_54"><text:s/></text:span><text:span text:style-name="T3_55">and</text:span><text:span text:style-name="T3_56"><text:s/></text:span><text:span text:style-name="T3_57">even</text:span><text:span text:style-name="T3_58"><text:s/></text:span><text:span text:style-name="T3_59">different</text:span><text:span text:style-name="T3_60"><text:s/></text:span><text:span text:style-name="T3_61">number</text:span><text:span text:style-name="T3_62"><text:s/></text:span><text:span text:style-name="T3_63">of</text:span><text:span text:style-name="T3_64"><text:s/></text:span><text:span text:style-name="T3_65">states</text:span><text:span text:style-name="T3_66">.<text:s/></text:span><text:span text:style-name="T3_67">It</text:span><text:span text:style-name="T3_68"><text:s/></text:span><text:span text:style-name="T3_69">is</text:span><text:span text:style-name="T3_70"><text:s/></text:span><text:span text:style-name="T3_71">natural</text:span><text:span text:style-name="T3_72"><text:s/></text:span><text:span text:style-name="T3_73">that</text:span><text:span text:style-name="T3_74"><text:s/></text:span><text:span text:style-name="T3_75">in</text:span><text:span text:style-name="T3_76"><text:s/></text:span><text:span text:style-name="T3_77">a</text:span><text:span text:style-name="T3_78"><text:s/></text:span><text:span text:style-name="T3_79">parser</text:span><text:span text:style-name="T3_80"><text:s/></text:span><text:span text:style-name="T3_81">we</text:span><text:span text:style-name="T3_82"><text:s/></text:span><text:span text:style-name="T3_83">would</text:span><text:span text:style-name="T3_84"><text:s/></text:span><text:span text:style-name="T3_85">want</text:span><text:span text:style-name="T3_86"><text:s/></text:span><text:span text:style-name="T3_87">to</text:span><text:span text:style-name="T3_88"><text:s/></text:span><text:span text:style-name="T3_89">use</text:span><text:span text:style-name="T3_90"><text:s/></text:span><text:span text:style-name="T3_91">the</text:span><text:span text:style-name="T3_92"><text:s/></text:span><text:span text:style-name="T3_93">automaton</text:span><text:span text:style-name="T3_94"><text:s/></text:span><text:span text:style-name="T3_95">with</text:span><text:span text:style-name="T3_96"><text:s/></text:span><text:span text:style-name="T3_97">the</text:span><text:span text:style-name="T3_98"><text:s/></text:span><text:span text:style-name="T3_99">smallest</text:span><text:span text:style-name="T3_100"><text:s/></text:span><text:span text:style-name="T3_101">possible</text:span><text:span text:style-name="T3_102"><text:s/></text:span><text:span text:style-name="T3_103">amount</text:span><text:span text:style-name="T3_104"><text:s/></text:span><text:span text:style-name="T3_105">of</text:span><text:span text:style-name="T3_106"><text:s/></text:span><text:span text:style-name="T3_107">states</text:span><text:span text:style-name="T3_108"><text:s/></text:span><text:span text:style-name="T3_109">to</text:span><text:span text:style-name="T3_110"><text:s/></text:span><text:span text:style-name="T3_111">minimize</text:span><text:span text:style-name="T3_112"><text:s/></text:span><text:span text:style-name="T3_113">the</text:span><text:span text:style-name="T3_114"><text:s/></text:span><text:span text:style-name="T3_115">storage</text:span><text:span text:style-name="T3_116"><text:s/></text:span><text:span text:style-name="T3_117">required</text:span><text:span text:style-name="T3_118"><text:s/></text:span><text:span text:style-name="T3_119">for</text:span><text:span text:style-name="T3_120"><text:s/></text:span><text:span text:style-name="T3_121">it</text:span><text:span text:style-name="T3_122">.</text:span></text:p>
      <text:p text:style-name="P4"><text:span text:style-name="T4_1">As</text:span><text:span text:style-name="T4_2"><text:s/></text:span><text:span text:style-name="T4_3">the</text:span><text:span text:style-name="T4_4"><text:s/></text:span><text:span text:style-name="T4_5">naming</text:span><text:span text:style-name="T4_6"><text:s/></text:span><text:span text:style-name="T4_7">of</text:span><text:span text:style-name="T4_8"><text:s/></text:span><text:span text:style-name="T4_9">the</text:span><text:span text:style-name="T4_10"><text:s/></text:span><text:span text:style-name="T4_11">states</text:span><text:span text:style-name="T4_12"><text:s/></text:span><text:span text:style-name="T4_13">is</text:span><text:span text:style-name="T4_14"><text:s/></text:span><text:span text:style-name="T4_15">unimportant</text:span><text:span text:style-name="T4_16">,<text:s/></text:span><text:span text:style-name="T4_17">we</text:span><text:span text:style-name="T4_18"><text:s/></text:span><text:span text:style-name="T4_19">will</text:span><text:span text:style-name="T4_20"><text:s/></text:span><text:span text:style-name="T4_21">say</text:span><text:span text:style-name="T4_22"><text:s/></text:span><text:span text:style-name="T4_23">that</text:span><text:span text:style-name="T4_24"><text:s/></text:span><text:span text:style-name="T4_25">two</text:span><text:span text:style-name="T4_26"><text:s/></text:span><text:span text:style-name="T4_27">automata</text:span><text:span text:style-name="T4_28"><text:s/></text:span><text:span text:style-name="T4_29">are</text:span><text:span text:style-name="T4_30"><text:s/></text:span><text:span text:style-name="T4_31">the</text:span><text:span text:style-name="T4_32"><text:s/></text:span><text:span text:style-name="T4_33">same</text:span><text:span text:style-name="T4_34"><text:s/></text:span><text:span text:style-name="T4_35">up</text:span><text:span text:style-name="T4_36"><text:s/></text:span><text:span text:style-name="T4_37">to</text:span><text:span text:style-name="T4_38"><text:s/></text:span><text:span text:style-name="T4_39">state</text:span><text:span text:style-name="T4_40"><text:s/></text:span><text:span text:style-name="T4_41">names</text:span><text:span text:style-name="T4_42"><text:s/></text:span><text:span text:style-name="T4_43">if</text:span><text:span text:style-name="T4_44"><text:s/></text:span><text:span text:style-name="T4_45">one</text:span><text:span text:style-name="T4_46"><text:s/></text:span><text:span text:style-name="T4_47">can</text:span><text:span text:style-name="T4_48"><text:s/></text:span><text:span text:style-name="T4_49">be</text:span><text:span text:style-name="T4_50"><text:s/></text:span><text:span text:style-name="T4_51">transformed</text:span><text:span text:style-name="T4_52"><text:s/></text:span><text:span text:style-name="T4_53">to</text:span><text:span text:style-name="T4_54"><text:s/></text:span><text:span text:style-name="T4_55">another</text:span><text:span text:style-name="T4_56"><text:s/></text:span><text:span text:style-name="T4_57">be</text:span><text:span text:style-name="T4_58"><text:s/></text:span><text:span text:style-name="T4_59">simply</text:span><text:span text:style-name="T4_60"><text:s/></text:span><text:span text:style-name="T4_61">renaming</text:span><text:span text:style-name="T4_62"><text:s/></text:span><text:span text:style-name="T4_63">the</text:span><text:span text:style-name="T4_64"><text:s/></text:span><text:span text:style-name="T4_65">states</text:span><text:span text:style-name="T4_66">.</text:span><text:span text:style-name="T4_67">It</text:span><text:span text:style-name="T4_68"><text:s/></text:span><text:span text:style-name="T4_69">turns</text:span><text:span text:style-name="T4_70"><text:s/></text:span><text:span text:style-name="T4_71">out</text:span><text:span text:style-name="T4_72"><text:s/></text:span><text:span text:style-name="T4_73">that</text:span><text:span text:style-name="T4_74"><text:s/></text:span><text:span text:style-name="T4_75">for</text:span><text:span text:style-name="T4_76"><text:s/></text:span><text:span text:style-name="T4_77">each</text:span><text:span text:style-name="T4_78"><text:s/></text:span><text:span text:style-name="T4_79">regular</text:span><text:span text:style-name="T4_80"><text:s/></text:span><text:span text:style-name="T4_81">language</text:span><text:span text:style-name="T4_82"><text:s/></text:span><text:span text:style-name="T4_83">exists</text:span><text:span text:style-name="T4_84"><text:s/></text:span><text:span text:style-name="T4_85">a</text:span><text:span text:style-name="T4_86"><text:s/></text:span><text:span text:style-name="T4_87">unique</text:span><text:span text:style-name="T4_88"><text:s/>(</text:span><text:span text:style-name="T4_89">up</text:span><text:span text:style-name="T4_90"><text:s/></text:span><text:span text:style-name="T4_91">to</text:span><text:span text:style-name="T4_92"><text:s/></text:span><text:span text:style-name="T4_93">state</text:span><text:span text:style-name="T4_94"><text:s/></text:span><text:span text:style-name="T4_95">names</text:span><text:span text:style-name="T4_96">)<text:s/></text:span><text:span text:style-name="T4_97">automaton</text:span><text:span text:style-name="T4_98"><text:s/></text:span><text:span text:style-name="T4_99">with</text:span><text:span text:style-name="T4_100"><text:s/></text:span><text:span text:style-name="T4_101">a</text:span><text:span text:style-name="T4_102"><text:s/></text:span><text:span text:style-name="T4_103">minimal</text:span><text:span text:style-name="T4_104"><text:s/></text:span><text:span text:style-name="T4_105">number</text:span><text:span text:style-name="T4_106"><text:s/></text:span><text:span text:style-name="T4_107">of</text:span><text:span text:style-name="T4_108"><text:s/></text:span><text:span text:style-name="T4_109">states</text:span><text:span text:style-name="T4_110">.<text:s/>(1)</text:span></text:p>
      <text:p text:style-name="P5"><text:span text:style-name="T5_1">Before</text:span><text:span text:style-name="T5_2"><text:s/></text:span><text:span text:style-name="T5_3">being</text:span><text:span text:style-name="T5_4"><text:s/></text:span><text:span text:style-name="T5_5">able</text:span><text:span text:style-name="T5_6"><text:s/></text:span><text:span text:style-name="T5_7">to</text:span><text:span text:style-name="T5_8"><text:s/></text:span><text:span text:style-name="T5_9">continue</text:span><text:span text:style-name="T5_10"><text:s/></text:span><text:span text:style-name="T5_11">to</text:span><text:span text:style-name="T5_12"><text:s/></text:span><text:span text:style-name="T5_13">the</text:span><text:span text:style-name="T5_14"><text:s/></text:span><text:span text:style-name="T5_15">actual</text:span><text:span text:style-name="T5_16"><text:s/></text:span><text:span text:style-name="T5_17">minimization</text:span><text:span text:style-name="T5_18"><text:s/></text:span><text:span text:style-name="T5_19">of</text:span><text:span text:style-name="T5_20"><text:s/></text:span><text:span text:style-name="T5_21">automata</text:span><text:span text:style-name="T5_22">,<text:s/></text:span><text:span text:style-name="T5_23">a</text:span><text:span text:style-name="T5_24"><text:s/></text:span><text:span text:style-name="T5_25">definitions</text:span><text:span text:style-name="T5_26"><text:s/></text:span><text:span text:style-name="T5_27">is</text:span><text:span text:style-name="T5_28"><text:s/></text:span><text:span text:style-name="T5_29">required</text:span><text:span text:style-name="T5_30">.<text:s/></text:span><text:span text:style-name="T5_31">We</text:span><text:span text:style-name="T5_32"><text:s/></text:span><text:span text:style-name="T5_33">will</text:span><text:span text:style-name="T5_34"><text:s/></text:span><text:span text:style-name="T5_35">say</text:span><text:span text:style-name="T5_36"><text:s/></text:span><text:span text:style-name="T5_37">that</text:span><text:span text:style-name="T5_38"><text:s/></text:span><text:span text:style-name="T5_39">string</text:span><text:span text:style-name="T5_40"><text:s/></text:span><text:span text:style-name="T5_41">x</text:span><text:span text:style-name="T5_42"><text:s/></text:span><text:span text:style-name="T5_43">distinguishes</text:span><text:span text:style-name="T5_44"><text:s/></text:span><text:span text:style-name="T5_45">state</text:span><text:span text:style-name="T5_46"><text:s/></text:span><text:span text:style-name="T5_47">s</text:span><text:span text:style-name="T5_48"><text:s/></text:span><text:span text:style-name="T5_49">from</text:span><text:span text:style-name="T5_50"><text:s/></text:span><text:span text:style-name="T5_51">state</text:span><text:span text:style-name="T5_52"><text:s/></text:span><text:span text:style-name="T5_53">t</text:span><text:span text:style-name="T5_54"><text:s/></text:span><text:span text:style-name="T5_55">if</text:span><text:span text:style-name="T5_56"><text:s/></text:span><text:span text:style-name="T5_57">only</text:span><text:span text:style-name="T5_58"><text:s/></text:span><text:span text:style-name="T5_59">one</text:span><text:span text:style-name="T5_60"><text:s/></text:span><text:span text:style-name="T5_61">state</text:span><text:span text:style-name="T5_62"><text:s/></text:span><text:span text:style-name="T5_63">reached</text:span><text:span text:style-name="T5_64"><text:s/></text:span><text:span text:style-name="T5_65">from</text:span><text:span text:style-name="T5_66"><text:s/></text:span><text:span text:style-name="T5_67">t</text:span><text:span text:style-name="T5_68"><text:s/></text:span><text:span text:style-name="T5_69">and</text:span><text:span text:style-name="T5_70"><text:s/></text:span><text:span text:style-name="T5_71">s</text:span><text:span text:style-name="T5_72"><text:s/></text:span><text:span text:style-name="T5_73">by</text:span><text:span text:style-name="T5_74"><text:s/></text:span><text:span text:style-name="T5_75">following</text:span><text:span text:style-name="T5_76"><text:s/></text:span><text:span text:style-name="T5_77">x</text:span><text:span text:style-name="T5_78"><text:s/></text:span><text:span text:style-name="T5_79">is</text:span><text:span text:style-name="T5_80"><text:s/></text:span><text:span text:style-name="T5_81">an</text:span><text:span text:style-name="T5_82"><text:s/></text:span><text:span text:style-name="T5_83">accepting</text:span><text:span text:style-name="T5_84"><text:s/></text:span><text:span text:style-name="T5_85">state</text:span><text:span text:style-name="T5_86">.<text:s/></text:span><text:span text:style-name="T5_87">So</text:span><text:span text:style-name="T5_88"><text:s/></text:span><text:span text:style-name="T5_89">two</text:span><text:span text:style-name="T5_90"><text:s/></text:span><text:span text:style-name="T5_91">states</text:span><text:span text:style-name="T5_92"><text:s/></text:span><text:span text:style-name="T5_93">are</text:span><text:span text:style-name="T5_94"><text:s/></text:span><text:span text:style-name="T5_95">distinguishable</text:span><text:span text:style-name="T5_96"><text:s/></text:span><text:span text:style-name="T5_97">if</text:span><text:span text:style-name="T5_98"><text:s/></text:span><text:span text:style-name="T5_99">there</text:span><text:span text:style-name="T5_100"><text:s/></text:span><text:span text:style-name="T5_101">exists</text:span><text:span text:style-name="T5_102"><text:s/></text:span><text:span text:style-name="T5_103">a</text:span><text:span text:style-name="T5_104"><text:s/></text:span><text:span text:style-name="T5_105">string</text:span><text:span text:style-name="T5_106"><text:s/></text:span><text:span text:style-name="T5_107">that</text:span><text:span text:style-name="T5_108"><text:s/></text:span><text:span text:style-name="T5_109">distiguishes</text:span><text:span text:style-name="T5_110"><text:s/></text:span><text:span text:style-name="T5_111">them</text:span><text:span text:style-name="T5_112">.<text:s/></text:span><text:span text:style-name="T5_113">Any</text:span><text:span text:style-name="T5_114"><text:s/></text:span><text:span text:style-name="T5_115">accepting</text:span><text:span text:style-name="T5_116"><text:s/></text:span><text:span text:style-name="T5_117">state</text:span><text:span text:style-name="T5_118"><text:s/></text:span><text:span text:style-name="T5_119">is</text:span><text:span text:style-name="T5_120"><text:s/></text:span><text:span text:style-name="T5_121">distinguishable</text:span><text:span text:style-name="T5_122"><text:s/></text:span><text:span text:style-name="T5_123">from</text:span><text:span text:style-name="T5_124"><text:s/></text:span><text:span text:style-name="T5_125">any</text:span><text:span text:style-name="T5_126"><text:s/></text:span><text:span text:style-name="T5_127">nonaccepting</text:span><text:span text:style-name="T5_128"><text:s/></text:span><text:span text:style-name="T5_129">state</text:span><text:span text:style-name="T5_130"><text:s/></text:span><text:span text:style-name="T5_131">by</text:span><text:span text:style-name="T5_132"><text:s/></text:span><text:span text:style-name="T5_133">an</text:span><text:span text:style-name="T5_134"><text:s/></text:span><text:span text:style-name="T5_135">empty</text:span><text:span text:style-name="T5_136"><text:s/></text:span><text:span text:style-name="T5_137">string</text:span><text:span text:style-name="T5_138"><text:s/>(</text:span><text:span text:style-name="T5_139">a</text:span><text:span text:style-name="T5_140"><text:s/></text:span><text:span text:style-name="T5_141">state</text:span><text:span text:style-name="T5_142"><text:s/></text:span><text:span text:style-name="T5_143">cannot</text:span><text:span text:style-name="T5_144"><text:s/></text:span><text:span text:style-name="T5_145">be</text:span><text:span text:style-name="T5_146"><text:s/></text:span><text:span text:style-name="T5_147">accepting</text:span><text:span text:style-name="T5_148"><text:s/></text:span><text:span text:style-name="T5_149">and</text:span><text:span text:style-name="T5_150"><text:s/></text:span><text:span text:style-name="T5_151">nonaccepting</text:span><text:span text:style-name="T5_152"><text:s/></text:span><text:span text:style-name="T5_153">at</text:span><text:span text:style-name="T5_154"><text:s/></text:span><text:span text:style-name="T5_155">the</text:span><text:span text:style-name="T5_156"><text:s/></text:span><text:span text:style-name="T5_157">same</text:span><text:span text:style-name="T5_158"><text:s/></text:span><text:span text:style-name="T5_159">time</text:span><text:span text:style-name="T5_160">).</text:span></text:p>
      <text:p text:style-name="P6"><text:span text:style-name="T6_1">The</text:span><text:span text:style-name="T6_2"><text:s/></text:span><text:span text:style-name="T6_3">minimization</text:span><text:span text:style-name="T6_4"><text:s/></text:span><text:span text:style-name="T6_5">algorithm</text:span><text:span text:style-name="T6_6"><text:s/></text:span><text:span text:style-name="T6_7">breaks</text:span><text:span text:style-name="T6_8"><text:s/></text:span><text:span text:style-name="T6_9">the</text:span><text:span text:style-name="T6_10"><text:s/></text:span><text:span text:style-name="T6_11">automata</text:span><text:span text:style-name="T6_12"><text:s/></text:span><text:span text:style-name="T6_13">states</text:span><text:span text:style-name="T6_14"><text:s/></text:span><text:span text:style-name="T6_15">into</text:span><text:span text:style-name="T6_16"><text:s/></text:span><text:span text:style-name="T6_17">groups</text:span><text:span text:style-name="T6_18"><text:s/></text:span><text:span text:style-name="T6_19">that</text:span><text:span text:style-name="T6_20"><text:s/></text:span><text:span text:style-name="T6_21">cannot</text:span><text:span text:style-name="T6_22"><text:s/></text:span><text:span text:style-name="T6_23">be</text:span><text:span text:style-name="T6_24"><text:s/></text:span><text:span text:style-name="T6_25">distinguished</text:span><text:span text:style-name="T6_26">.<text:s/></text:span><text:span text:style-name="T6_27">That</text:span><text:span text:style-name="T6_28"><text:s/></text:span><text:span text:style-name="T6_29">is</text:span><text:span text:style-name="T6_30">,<text:s/></text:span><text:span text:style-name="T6_31">it</text:span><text:span text:style-name="T6_32"><text:s/></text:span><text:span text:style-name="T6_33">creates</text:span><text:span text:style-name="T6_34"><text:s/></text:span><text:span text:style-name="T6_35">groups</text:span><text:span text:style-name="T6_36"><text:s/></text:span><text:span text:style-name="T6_37">of</text:span><text:span text:style-name="T6_38"><text:s/></text:span><text:span text:style-name="T6_39">states</text:span><text:span text:style-name="T6_40"><text:s/></text:span><text:span text:style-name="T6_41">that</text:span><text:span text:style-name="T6_42"><text:s/></text:span><text:span text:style-name="T6_43">are</text:span><text:span text:style-name="T6_44"><text:s/></text:span><text:span text:style-name="T6_45">equivalent</text:span><text:span text:style-name="T6_46"><text:s/></text:span><text:span text:style-name="T6_47">to</text:span><text:span text:style-name="T6_48"><text:s/></text:span><text:span text:style-name="T6_49">each</text:span><text:span text:style-name="T6_50"><text:s/></text:span><text:span text:style-name="T6_51">other</text:span><text:span text:style-name="T6_52"><text:s/></text:span><text:span text:style-name="T6_53">and</text:span><text:span text:style-name="T6_54"><text:s/></text:span><text:span text:style-name="T6_55">therefore</text:span><text:span text:style-name="T6_56"><text:s/></text:span><text:span text:style-name="T6_57">can</text:span><text:span text:style-name="T6_58"><text:s/></text:span><text:span text:style-name="T6_59">be</text:span><text:span text:style-name="T6_60"><text:s/></text:span><text:span text:style-name="T6_61">united</text:span><text:span text:style-name="T6_62"><text:s/></text:span><text:span text:style-name="T6_63">to</text:span><text:span text:style-name="T6_64"><text:s/></text:span><text:span text:style-name="T6_65">make</text:span><text:span text:style-name="T6_66"><text:s/></text:span><text:span text:style-name="T6_67">a</text:span><text:span text:style-name="T6_68"><text:s/></text:span><text:span text:style-name="T6_69">single</text:span><text:span text:style-name="T6_70"><text:s/></text:span><text:span text:style-name="T6_71">state</text:span><text:span text:style-name="T6_72">.<text:s/></text:span><text:span text:style-name="T6_73">By</text:span><text:span text:style-name="T6_74"><text:s/></text:span><text:span text:style-name="T6_75">the</text:span><text:span text:style-name="T6_76"><text:s/></text:span><text:span text:style-name="T6_77">course</text:span><text:span text:style-name="T6_78"><text:s/></text:span><text:span text:style-name="T6_79">of</text:span><text:span text:style-name="T6_80"><text:s/></text:span><text:span text:style-name="T6_81">work</text:span><text:span text:style-name="T6_82">,<text:s/></text:span><text:span text:style-name="T6_83">states</text:span><text:span text:style-name="T6_84"><text:s/></text:span><text:span text:style-name="T6_85">are</text:span><text:span text:style-name="T6_86"><text:s/></text:span><text:span text:style-name="T6_87">partitioned</text:span><text:span text:style-name="T6_88"><text:s/></text:span><text:span text:style-name="T6_89">into</text:span><text:span text:style-name="T6_90"><text:s/></text:span><text:span text:style-name="T6_91">groups</text:span><text:span text:style-name="T6_92"><text:s/></text:span><text:span text:style-name="T6_93">that</text:span><text:span text:style-name="T6_94"><text:s/></text:span><text:span text:style-name="T6_95">cannot</text:span><text:span text:style-name="T6_96"><text:s/></text:span><text:span text:style-name="T6_97">yet</text:span><text:span text:style-name="T6_98"><text:s/>(</text:span><text:span text:style-name="T6_99">or</text:span><text:span text:style-name="T6_100"><text:s/></text:span><text:span text:style-name="T6_101">at</text:span><text:span text:style-name="T6_102"><text:s/></text:span><text:span text:style-name="T6_103">all</text:span><text:span text:style-name="T6_104">)<text:s/></text:span><text:span text:style-name="T6_105">be</text:span><text:span text:style-name="T6_106"><text:s/></text:span><text:span text:style-name="T6_107">distinguished</text:span><text:span text:style-name="T6_108">,<text:s/></text:span><text:span text:style-name="T6_109">and</text:span><text:span text:style-name="T6_110"><text:s/></text:span><text:span text:style-name="T6_111">any</text:span><text:span text:style-name="T6_112"><text:s/></text:span><text:span text:style-name="T6_113">two</text:span><text:span text:style-name="T6_114"><text:s/></text:span><text:span text:style-name="T6_115">states</text:span><text:span text:style-name="T6_116"><text:s/></text:span><text:span text:style-name="T6_117">from</text:span><text:span text:style-name="T6_118"><text:s/></text:span><text:span text:style-name="T6_119">two</text:span><text:span text:style-name="T6_120"><text:s/></text:span><text:span text:style-name="T6_121">different</text:span><text:span text:style-name="T6_122"><text:s/></text:span><text:span text:style-name="T6_123">group</text:span><text:span text:style-name="T6_124"><text:s/></text:span><text:span text:style-name="T6_125">are</text:span><text:span text:style-name="T6_126"><text:s/></text:span><text:span text:style-name="T6_127">distinguishable</text:span><text:span text:style-name="T6_128">.<text:s/></text:span><text:span text:style-name="T6_129">Upon</text:span><text:span text:style-name="T6_130"><text:s/></text:span><text:span text:style-name="T6_131">the</text:span><text:span text:style-name="T6_132"><text:s/></text:span><text:span text:style-name="T6_133">next</text:span><text:span text:style-name="T6_134"><text:s/></text:span><text:span text:style-name="T6_135">iteration</text:span><text:span text:style-name="T6_136"><text:s/></text:span><text:span text:style-name="T6_137">the</text:span><text:span text:style-name="T6_138"><text:s/></text:span><text:span text:style-name="T6_139">current</text:span><text:span text:style-name="T6_140"><text:s/></text:span><text:span text:style-name="T6_141">groups</text:span><text:span text:style-name="T6_142"><text:s/></text:span><text:span text:style-name="T6_143">are</text:span><text:span text:style-name="T6_144"><text:s/></text:span><text:span text:style-name="T6_145">broken</text:span><text:span text:style-name="T6_146"><text:s/></text:span><text:span text:style-name="T6_147">into</text:span><text:span text:style-name="T6_148"><text:s/></text:span><text:span text:style-name="T6_149">smaller</text:span><text:span text:style-name="T6_150"><text:s/></text:span><text:span text:style-name="T6_151">ones</text:span><text:span text:style-name="T6_152"><text:s/></text:span><text:span text:style-name="T6_153">in</text:span><text:span text:style-name="T6_154"><text:s/></text:span><text:span text:style-name="T6_155">case</text:span><text:span text:style-name="T6_156"><text:s/></text:span><text:span text:style-name="T6_157">the</text:span><text:span text:style-name="T6_158"><text:s/></text:span><text:span text:style-name="T6_159">group</text:span><text:span text:style-name="T6_160"><text:s/></text:span><text:span text:style-name="T6_161">has</text:span><text:span text:style-name="T6_162"><text:s/></text:span><text:span text:style-name="T6_163">distinguishable</text:span><text:span text:style-name="T6_164"><text:s/></text:span><text:span text:style-name="T6_165">states</text:span><text:span text:style-name="T6_166">.<text:s/></text:span><text:span text:style-name="T6_167">The</text:span><text:span text:style-name="T6_168"><text:s/></text:span><text:span text:style-name="T6_169">algorithm</text:span><text:span text:style-name="T6_170"><text:s/></text:span><text:span text:style-name="T6_171">stops</text:span><text:span text:style-name="T6_172"><text:s/></text:span><text:span text:style-name="T6_173">as</text:span><text:span text:style-name="T6_174"><text:s/></text:span><text:span text:style-name="T6_175">soon</text:span><text:span text:style-name="T6_176"><text:s/></text:span><text:span text:style-name="T6_177">as</text:span><text:span text:style-name="T6_178"><text:s/></text:span><text:span text:style-name="T6_179">no</text:span><text:span text:style-name="T6_180"><text:s/></text:span><text:span text:style-name="T6_181">groups</text:span><text:span text:style-name="T6_182"><text:s/></text:span><text:span text:style-name="T6_183">can</text:span><text:span text:style-name="T6_184"><text:s/></text:span><text:span text:style-name="T6_185">be</text:span><text:span text:style-name="T6_186"><text:s/></text:span><text:span text:style-name="T6_187">partitioned</text:span><text:span text:style-name="T6_188"><text:s/></text:span><text:span text:style-name="T6_189">anymore</text:span><text:span text:style-name="T6_190">.</text:span></text:p>
      <text:p text:style-name="P7"><text:span text:style-name="T7_1">Before</text:span><text:span text:style-name="T7_2"><text:s/></text:span><text:span text:style-name="T7_3">the</text:span><text:span text:style-name="T7_4"><text:s/></text:span><text:span text:style-name="T7_5">algorithm</text:span><text:span text:style-name="T7_6"><text:s/></text:span><text:span text:style-name="T7_7">starts</text:span><text:span text:style-name="T7_8"><text:s/></text:span><text:span text:style-name="T7_9">working</text:span><text:span text:style-name="T7_10">,<text:s/></text:span><text:span text:style-name="T7_11">the</text:span><text:span text:style-name="T7_12"><text:s/></text:span><text:span text:style-name="T7_13">states</text:span><text:span text:style-name="T7_14"><text:s/></text:span><text:span text:style-name="T7_15">are</text:span><text:span text:style-name="T7_16"><text:s/></text:span><text:span text:style-name="T7_17">divided</text:span><text:span text:style-name="T7_18"><text:s/></text:span><text:span text:style-name="T7_19">in</text:span><text:span text:style-name="T7_20"><text:s/></text:span><text:span text:style-name="T7_21">two</text:span><text:span text:style-name="T7_22"><text:s/></text:span><text:span text:style-name="T7_23">groups</text:span><text:span text:style-name="T7_24"><text:s/>-<text:s/></text:span><text:span text:style-name="T7_25">accepting</text:span><text:span text:style-name="T7_26"><text:s/></text:span><text:span text:style-name="T7_27">states</text:span><text:span text:style-name="T7_28"><text:s/></text:span><text:span text:style-name="T7_29">and</text:span><text:span text:style-name="T7_30"><text:s/></text:span><text:span text:style-name="T7_31">nonaccepting</text:span><text:span text:style-name="T7_32"><text:s/></text:span><text:span text:style-name="T7_33">states</text:span><text:span text:style-name="T7_34">,<text:s/></text:span><text:span text:style-name="T7_35">which</text:span><text:span text:style-name="T7_36"><text:s/></text:span><text:span text:style-name="T7_37">are</text:span><text:span text:style-name="T7_38"><text:s/></text:span><text:span text:style-name="T7_39">distinguishable</text:span><text:span text:style-name="T7_40"><text:s/></text:span><text:span text:style-name="T7_41">by</text:span><text:span text:style-name="T7_42"><text:s/></text:span><text:span text:style-name="T7_43">an</text:span><text:span text:style-name="T7_44"><text:s/></text:span><text:span text:style-name="T7_45">empty</text:span><text:span text:style-name="T7_46"><text:s/></text:span><text:span text:style-name="T7_47">string</text:span><text:span text:style-name="T7_48">.<text:s/></text:span><text:span text:style-name="T7_49">Then</text:span><text:span text:style-name="T7_50"><text:s/></text:span><text:span text:style-name="T7_51">we</text:span><text:span text:style-name="T7_52"><text:s/></text:span><text:span text:style-name="T7_53">take</text:span><text:span text:style-name="T7_54"><text:s/></text:span><text:span text:style-name="T7_55">a</text:span><text:span text:style-name="T7_56"><text:s/></text:span><text:span text:style-name="T7_57">group</text:span><text:span text:style-name="T7_58"><text:s/></text:span><text:span text:style-name="T7_59">from</text:span><text:span text:style-name="T7_60"><text:s/></text:span><text:span text:style-name="T7_61">the</text:span><text:span text:style-name="T7_62"><text:s/></text:span><text:span text:style-name="T7_63">current</text:span><text:span text:style-name="T7_64"><text:s/></text:span><text:span text:style-name="T7_65">partition</text:span><text:span text:style-name="T7_66"><text:s/></text:span><text:span text:style-name="T7_67">and</text:span><text:span text:style-name="T7_68"><text:s/></text:span><text:span text:style-name="T7_69">check</text:span><text:span text:style-name="T7_70"><text:s/></text:span><text:span text:style-name="T7_71">whether</text:span><text:span text:style-name="T7_72"><text:s/></text:span><text:span text:style-name="T7_73">it</text:span><text:span text:style-name="T7_74">’</text:span><text:span text:style-name="T7_75">s</text:span><text:span text:style-name="T7_76"><text:s/></text:span><text:span text:style-name="T7_77">states</text:span><text:span text:style-name="T7_78"><text:s/></text:span><text:span text:style-name="T7_79">can</text:span><text:span text:style-name="T7_80"><text:s/></text:span><text:span text:style-name="T7_81">be</text:span><text:span text:style-name="T7_82"><text:s/></text:span><text:span text:style-name="T7_83">distinguished</text:span><text:span text:style-name="T7_84"><text:s/></text:span><text:span text:style-name="T7_85">by</text:span><text:span text:style-name="T7_86"><text:s/></text:span><text:span text:style-name="T7_87">some</text:span><text:span text:style-name="T7_88"><text:s/></text:span><text:span text:style-name="T7_89">input</text:span><text:span text:style-name="T7_90"><text:s/></text:span><text:span text:style-name="T7_91">character</text:span><text:span text:style-name="T7_92"><text:s/>-<text:s/></text:span><text:span text:style-name="T7_93">whether</text:span><text:span text:style-name="T7_94"><text:s/></text:span><text:span text:style-name="T7_95">some</text:span><text:span text:style-name="T7_96"><text:s/></text:span><text:span text:style-name="T7_97">input</text:span><text:span text:style-name="T7_98"><text:s/></text:span><text:span text:style-name="T7_99">character</text:span><text:span text:style-name="T7_100"><text:s/></text:span><text:span text:style-name="T7_101">leads</text:span><text:span text:style-name="T7_102"><text:s/></text:span><text:span text:style-name="T7_103">to</text:span><text:span text:style-name="T7_104"><text:s/></text:span><text:span text:style-name="T7_105">two</text:span><text:span text:style-name="T7_106"><text:s/></text:span><text:span text:style-name="T7_107">or</text:span><text:span text:style-name="T7_108"><text:s/></text:span><text:span text:style-name="T7_109">more</text:span><text:span text:style-name="T7_110"><text:s/></text:span><text:span text:style-name="T7_111">different</text:span><text:span text:style-name="T7_112"><text:s/></text:span><text:span text:style-name="T7_113">state</text:span><text:span text:style-name="T7_114"><text:s/></text:span><text:span text:style-name="T7_115">groups</text:span><text:span text:style-name="T7_116">.<text:s/></text:span><text:span text:style-name="T7_117">If</text:span><text:span text:style-name="T7_118"><text:s/></text:span><text:span text:style-name="T7_119">it</text:span><text:span text:style-name="T7_120"><text:s/></text:span><text:span text:style-name="T7_121">does</text:span><text:span text:style-name="T7_122">,<text:s/></text:span><text:span text:style-name="T7_123">new</text:span><text:span text:style-name="T7_124"><text:s/></text:span><text:span text:style-name="T7_125">groups</text:span><text:span text:style-name="T7_126"><text:s/></text:span><text:span text:style-name="T7_127">are</text:span><text:span text:style-name="T7_128"><text:s/></text:span><text:span text:style-name="T7_129">created</text:span><text:span text:style-name="T7_130"><text:s/></text:span><text:span text:style-name="T7_131">so</text:span><text:span text:style-name="T7_132"><text:s/></text:span><text:span text:style-name="T7_133">that</text:span><text:span text:style-name="T7_134"><text:s/></text:span><text:span text:style-name="T7_135">two</text:span><text:span text:style-name="T7_136"><text:s/></text:span><text:span text:style-name="T7_137">states</text:span><text:span text:style-name="T7_138"><text:s/></text:span><text:span text:style-name="T7_139">are</text:span><text:span text:style-name="T7_140"><text:s/></text:span><text:span text:style-name="T7_141">grouped</text:span><text:span text:style-name="T7_142"><text:s/></text:span><text:span text:style-name="T7_143">together</text:span><text:span text:style-name="T7_144"><text:s/></text:span><text:span text:style-name="T7_145">if</text:span><text:span text:style-name="T7_146"><text:s/></text:span><text:span text:style-name="T7_147">and</text:span><text:span text:style-name="T7_148"><text:s/></text:span><text:span text:style-name="T7_149">only</text:span><text:span text:style-name="T7_150"><text:s/></text:span><text:span text:style-name="T7_151">if</text:span><text:span text:style-name="T7_152"><text:s/></text:span><text:span text:style-name="T7_153">they</text:span><text:span text:style-name="T7_154"><text:s/></text:span><text:span text:style-name="T7_155">go</text:span><text:span text:style-name="T7_156"><text:s/></text:span><text:span text:style-name="T7_157">to</text:span><text:span text:style-name="T7_158"><text:s/></text:span><text:span text:style-name="T7_159">the</text:span><text:span text:style-name="T7_160"><text:s/></text:span><text:span text:style-name="T7_161">same</text:span><text:span text:style-name="T7_162"><text:s/></text:span><text:span text:style-name="T7_163">group</text:span><text:span text:style-name="T7_164"><text:s/></text:span><text:span text:style-name="T7_165">on</text:span><text:span text:style-name="T7_166"><text:s/></text:span><text:span text:style-name="T7_167">the</text:span><text:span text:style-name="T7_168"><text:s/></text:span><text:span text:style-name="T7_169">same</text:span><text:span text:style-name="T7_170"><text:s/></text:span><text:span text:style-name="T7_171">input</text:span><text:span text:style-name="T7_172"><text:s/></text:span><text:span text:style-name="T7_173">character</text:span><text:span text:style-name="T7_174">.<text:s/></text:span><text:span text:style-name="T7_175">The</text:span><text:span text:style-name="T7_176"><text:s/></text:span><text:span text:style-name="T7_177">process</text:span><text:span text:style-name="T7_178"><text:s/></text:span><text:span text:style-name="T7_179">is</text:span><text:span text:style-name="T7_180"><text:s/></text:span><text:span text:style-name="T7_181">repeated</text:span><text:span text:style-name="T7_182"><text:s/></text:span><text:span text:style-name="T7_183">for</text:span><text:span text:style-name="T7_184"><text:s/></text:span><text:span text:style-name="T7_185">all</text:span><text:span text:style-name="T7_186"><text:s/></text:span><text:span text:style-name="T7_187">groups</text:span><text:span text:style-name="T7_188"><text:s/></text:span><text:span text:style-name="T7_189">in</text:span><text:span text:style-name="T7_190"><text:s/></text:span><text:span text:style-name="T7_191">the</text:span><text:span text:style-name="T7_192"><text:s/></text:span><text:span text:style-name="T7_193">current</text:span><text:span text:style-name="T7_194"><text:s/></text:span><text:span text:style-name="T7_195">partition</text:span><text:span text:style-name="T7_196">,<text:s/></text:span><text:span text:style-name="T7_197">then</text:span><text:span text:style-name="T7_198"><text:s/></text:span><text:span text:style-name="T7_199">again</text:span><text:span text:style-name="T7_200"><text:s/></text:span><text:span text:style-name="T7_201">for</text:span><text:span text:style-name="T7_202"><text:s/></text:span><text:span text:style-name="T7_203">the</text:span><text:span text:style-name="T7_204"><text:s/></text:span><text:span text:style-name="T7_205">new</text:span><text:span text:style-name="T7_206"><text:s/></text:span><text:span text:style-name="T7_207">partition</text:span><text:span text:style-name="T7_208">,<text:s/></text:span><text:span text:style-name="T7_209">until</text:span><text:span text:style-name="T7_210"><text:s/></text:span><text:span text:style-name="T7_211">no</text:span><text:span text:style-name="T7_212"><text:s/></text:span><text:span text:style-name="T7_213">group</text:span><text:span text:style-name="T7_214"><text:s/></text:span><text:span text:style-name="T7_215">can</text:span><text:span text:style-name="T7_216"><text:s/></text:span><text:span text:style-name="T7_217">be</text:span><text:span text:style-name="T7_218"><text:s/></text:span><text:span text:style-name="T7_219">split</text:span><text:span text:style-name="T7_220"><text:s/></text:span><text:span text:style-name="T7_221">further</text:span><text:span text:style-name="T7_222">.<text:tab/><text:tab/></text:span></text:p>
      <text:p text:style-name="P8"><text:span text:style-name="T8_1">Then</text:span><text:span text:style-name="T8_2"><text:s/></text:span><text:span text:style-name="T8_3">a</text:span><text:span text:style-name="T8_4"><text:s/></text:span><text:span text:style-name="T8_5">representative</text:span><text:span text:style-name="T8_6"><text:s/></text:span><text:span text:style-name="T8_7">is</text:span><text:span text:style-name="T8_8"><text:s/></text:span><text:span text:style-name="T8_9">selected</text:span><text:span text:style-name="T8_10"><text:s/></text:span><text:span text:style-name="T8_11">from</text:span><text:span text:style-name="T8_12"><text:s/></text:span><text:span text:style-name="T8_13">each</text:span><text:span text:style-name="T8_14"><text:s/></text:span><text:span text:style-name="T8_15">group</text:span><text:span text:style-name="T8_16"><text:s/></text:span><text:span text:style-name="T8_17">so</text:span><text:span text:style-name="T8_18"><text:s/></text:span><text:span text:style-name="T8_19">that</text:span><text:span text:style-name="T8_20">:</text:span></text:p>
      <text:p text:style-name="P9"><text:span text:style-name="T9_1">1)<text:s/></text:span><text:span text:style-name="T9_2">The</text:span><text:span text:style-name="T9_3"><text:s/></text:span><text:span text:style-name="T9_4">start</text:span><text:span text:style-name="T9_5"><text:s/></text:span><text:span text:style-name="T9_6">state</text:span><text:span text:style-name="T9_7"><text:s/></text:span><text:span text:style-name="T9_8">of</text:span><text:span text:style-name="T9_9"><text:s/></text:span><text:span text:style-name="T9_10">the</text:span><text:span text:style-name="T9_11"><text:s/></text:span><text:span text:style-name="T9_12">new</text:span><text:span text:style-name="T9_13"><text:s/></text:span><text:span text:style-name="T9_14">automaton</text:span><text:span text:style-name="T9_15"><text:s/></text:span><text:span text:style-name="T9_16">is</text:span><text:span text:style-name="T9_17"><text:s/></text:span><text:span text:style-name="T9_18">the</text:span><text:span text:style-name="T9_19"><text:s/></text:span><text:span text:style-name="T9_20">representative</text:span><text:span text:style-name="T9_21"><text:s/></text:span><text:span text:style-name="T9_22">of</text:span><text:span text:style-name="T9_23"><text:s/></text:span><text:span text:style-name="T9_24">the</text:span><text:span text:style-name="T9_25"><text:s/></text:span><text:span text:style-name="T9_26">group</text:span><text:span text:style-name="T9_27"><text:s/></text:span><text:span text:style-name="T9_28">containing</text:span><text:span text:style-name="T9_29"><text:s/></text:span><text:span text:style-name="T9_30">the</text:span><text:span text:style-name="T9_31"><text:s/></text:span><text:span text:style-name="T9_32">start</text:span><text:span text:style-name="T9_33"><text:s/></text:span><text:span text:style-name="T9_34">state</text:span><text:span text:style-name="T9_35"><text:s/></text:span><text:span text:style-name="T9_36">of</text:span><text:span text:style-name="T9_37"><text:s/></text:span><text:span text:style-name="T9_38">the</text:span><text:span text:style-name="T9_39"><text:s/></text:span><text:span text:style-name="T9_40">old</text:span><text:span text:style-name="T9_41"><text:s/></text:span><text:span text:style-name="T9_42">automaton</text:span><text:span text:style-name="T9_43">.</text:span></text:p>
      <text:p text:style-name="P10"><text:span text:style-name="T10_1">2)<text:s/></text:span><text:span text:style-name="T10_2">The</text:span><text:span text:style-name="T10_3"><text:s/></text:span><text:span text:style-name="T10_4">accepting</text:span><text:span text:style-name="T10_5"><text:s/></text:span><text:span text:style-name="T10_6">states</text:span><text:span text:style-name="T10_7"><text:s/></text:span><text:span text:style-name="T10_8">of</text:span><text:span text:style-name="T10_9"><text:s/></text:span><text:span text:style-name="T10_10">the</text:span><text:span text:style-name="T10_11"><text:s/></text:span><text:span text:style-name="T10_12">new</text:span><text:span text:style-name="T10_13"><text:s/></text:span><text:span text:style-name="T10_14">automaton</text:span><text:span text:style-name="T10_15"><text:s/></text:span><text:span text:style-name="T10_16">are</text:span><text:span text:style-name="T10_17"><text:s/></text:span><text:span text:style-name="T10_18">representatives</text:span><text:span text:style-name="T10_19"><text:s/></text:span><text:span text:style-name="T10_20">of</text:span><text:span text:style-name="T10_21"><text:s/></text:span><text:span text:style-name="T10_22">the</text:span><text:span text:style-name="T10_23"><text:s/></text:span><text:span text:style-name="T10_24">groups</text:span><text:span text:style-name="T10_25"><text:s/></text:span><text:span text:style-name="T10_26">that</text:span><text:span text:style-name="T10_27"><text:s/></text:span><text:span text:style-name="T10_28">contain</text:span><text:span text:style-name="T10_29"><text:s/></text:span><text:span text:style-name="T10_30">accepting</text:span><text:span text:style-name="T10_31"><text:s/></text:span><text:span text:style-name="T10_32">states</text:span><text:span text:style-name="T10_33"><text:s/></text:span><text:span text:style-name="T10_34">of</text:span><text:span text:style-name="T10_35"><text:s/></text:span><text:span text:style-name="T10_36">the</text:span><text:span text:style-name="T10_37"><text:s/></text:span><text:span text:style-name="T10_38">old</text:span><text:span text:style-name="T10_39"><text:s/></text:span><text:span text:style-name="T10_40">automaton</text:span><text:span text:style-name="T10_41">.</text:span></text:p>
      <text:p text:style-name="P11"><text:span text:style-name="T11_1">3)<text:s/></text:span><text:span text:style-name="T11_2">If</text:span><text:span text:style-name="T11_3"><text:s/></text:span><text:span text:style-name="T11_4">state</text:span><text:span text:style-name="T11_5"><text:s/></text:span><text:span text:style-name="T11_6">s</text:span><text:span text:style-name="T11_7"><text:s/></text:span><text:span text:style-name="T11_8">is</text:span><text:span text:style-name="T11_9"><text:s/></text:span><text:span text:style-name="T11_10">a</text:span><text:span text:style-name="T11_11"><text:s/></text:span><text:span text:style-name="T11_12">representative</text:span><text:span text:style-name="T11_13"><text:s/></text:span><text:span text:style-name="T11_14">of</text:span><text:span text:style-name="T11_15"><text:s/></text:span><text:span text:style-name="T11_16">some</text:span><text:span text:style-name="T11_17"><text:s/></text:span><text:span text:style-name="T11_18">group</text:span><text:span text:style-name="T11_19"><text:s/></text:span><text:span text:style-name="T11_20">G</text:span><text:span text:style-name="T11_21"><text:s/></text:span><text:span text:style-name="T11_22">and</text:span><text:span text:style-name="T11_23"><text:s/></text:span><text:span text:style-name="T11_24">it</text:span><text:span text:style-name="T11_25"><text:s/></text:span><text:span text:style-name="T11_26">has</text:span><text:span text:style-name="T11_27"><text:s/></text:span><text:span text:style-name="T11_28">a</text:span><text:span text:style-name="T11_29"><text:s/></text:span><text:span text:style-name="T11_30">transition</text:span><text:span text:style-name="T11_31"><text:s/></text:span><text:span text:style-name="T11_32">to</text:span><text:span text:style-name="T11_33"><text:s/></text:span><text:span text:style-name="T11_34">state</text:span><text:span text:style-name="T11_35"><text:s/></text:span><text:span text:style-name="T11_36">t</text:span><text:span text:style-name="T11_37"><text:s/></text:span><text:span text:style-name="T11_38">of</text:span><text:span text:style-name="T11_39"><text:s/></text:span><text:span text:style-name="T11_40">the</text:span><text:span text:style-name="T11_41"><text:s/></text:span><text:span text:style-name="T11_42">old</text:span><text:span text:style-name="T11_43"><text:s/></text:span><text:span text:style-name="T11_44">automaton</text:span><text:span text:style-name="T11_45">.<text:s/></text:span><text:span text:style-name="T11_46">Let</text:span><text:span text:style-name="T11_47"><text:s/></text:span><text:span text:style-name="T11_48">r</text:span><text:span text:style-name="T11_49"><text:s/></text:span><text:span text:style-name="T11_50">be</text:span><text:span text:style-name="T11_51"><text:s/></text:span><text:span text:style-name="T11_52">the</text:span><text:span text:style-name="T11_53"><text:s/></text:span><text:span text:style-name="T11_54">representative</text:span><text:span text:style-name="T11_55"><text:s/></text:span><text:span text:style-name="T11_56">of</text:span><text:span text:style-name="T11_57"><text:s/></text:span><text:span text:style-name="T11_58">the</text:span><text:span text:style-name="T11_59"><text:s/></text:span><text:span text:style-name="T11_60">group</text:span><text:span text:style-name="T11_61"><text:s/></text:span><text:span text:style-name="T11_62">containing</text:span><text:span text:style-name="T11_63"><text:s/></text:span><text:span text:style-name="T11_64">t</text:span><text:span text:style-name="T11_65">.<text:s/></text:span><text:span text:style-name="T11_66">Then</text:span><text:span text:style-name="T11_67"><text:s/></text:span><text:span text:style-name="T11_68">we</text:span><text:span text:style-name="T11_69"><text:s/></text:span><text:span text:style-name="T11_70">replace</text:span><text:span text:style-name="T11_71"><text:s/></text:span><text:span text:style-name="T11_72">t</text:span><text:span text:style-name="T11_73"><text:s/></text:span><text:span text:style-name="T11_74">in</text:span><text:span text:style-name="T11_75"><text:s/></text:span><text:span text:style-name="T11_76">all</text:span><text:span text:style-name="T11_77"><text:s/></text:span><text:span text:style-name="T11_78">of</text:span><text:span text:style-name="T11_79"><text:s/></text:span><text:span text:style-name="T11_80">the</text:span><text:span text:style-name="T11_81"><text:s/></text:span><text:span text:style-name="T11_82">transitions</text:span><text:span text:style-name="T11_83"><text:s/></text:span><text:span text:style-name="T11_84">from</text:span><text:span text:style-name="T11_85"><text:s/></text:span><text:span text:style-name="T11_86">s</text:span><text:span text:style-name="T11_87"><text:s/></text:span><text:span text:style-name="T11_88">to</text:span><text:span text:style-name="T11_89"><text:s/></text:span><text:span text:style-name="T11_90">the</text:span><text:span text:style-name="T11_91"><text:s/></text:span><text:span text:style-name="T11_92">representative</text:span><text:span text:style-name="T11_93"><text:s/></text:span><text:span text:style-name="T11_94">state</text:span><text:span text:style-name="T11_95"><text:s/></text:span><text:span text:style-name="T11_96">r</text:span><text:span text:style-name="T11_97">.</text:span></text:p>
      <text:p text:style-name="P12"><text:span text:style-name="T12_1">Therefore</text:span><text:span text:style-name="T12_2"><text:s/></text:span><text:span text:style-name="T12_3">we</text:span><text:span text:style-name="T12_4"><text:s/></text:span><text:span text:style-name="T12_5">create</text:span><text:span text:style-name="T12_6"><text:s/></text:span><text:span text:style-name="T12_7">a</text:span><text:span text:style-name="T12_8"><text:s/></text:span><text:span text:style-name="T12_9">new</text:span><text:span text:style-name="T12_10"><text:s/></text:span><text:span text:style-name="T12_11">automaton</text:span><text:span text:style-name="T12_12"><text:s/></text:span><text:span text:style-name="T12_13">with</text:span><text:span text:style-name="T12_14"><text:s/></text:span><text:span text:style-name="T12_15">the</text:span><text:span text:style-name="T12_16"><text:s/></text:span><text:span text:style-name="T12_17">minimum</text:span><text:span text:style-name="T12_18"><text:s/></text:span><text:span text:style-name="T12_19">number</text:span><text:span text:style-name="T12_20"><text:s/></text:span><text:span text:style-name="T12_21">of</text:span><text:span text:style-name="T12_22"><text:s/></text:span><text:span text:style-name="T12_23">states</text:span><text:span text:style-name="T12_24">.</text:span></text:p>
      <text:p text:style-name="P13"/>
      <text:p text:style-name="P14"/>
      <text:p text:style-name="P15"><text:span text:style-name="T15_1">(1)<text:s/>-<text:s/></text:span><text:span text:style-name="T15_2">Do</text:span><text:span text:style-name="T15_3"><text:s/></text:span><text:span text:style-name="T15_4">I</text:span><text:span text:style-name="T15_5"><text:s/></text:span><text:span text:style-name="T15_6">have</text:span><text:span text:style-name="T15_7"><text:s/></text:span><text:span text:style-name="T15_8">to</text:span><text:span text:style-name="T15_9"><text:s/></text:span><text:span text:style-name="T15_10">give</text:span><text:span text:style-name="T15_11"><text:s/></text:span><text:span text:style-name="T15_12">the</text:span><text:span text:style-name="T15_13"><text:s/></text:span><text:span text:style-name="T15_14">proof</text:span><text:span text:style-name="T15_15"><text:s/></text:span><text:span text:style-name="T15_16">that</text:span><text:span text:style-name="T15_17"><text:s/></text:span><text:span text:style-name="T15_18">the</text:span><text:span text:style-name="T15_19"><text:s/></text:span><text:span text:style-name="T15_20">minimal</text:span><text:span text:style-name="T15_21"><text:s/></text:span><text:span text:style-name="T15_22">automaton</text:span><text:span text:style-name="T15_23"><text:s/></text:span><text:span text:style-name="T15_24">exists</text:span><text:span text:style-name="T15_25">?</text:span>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